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NINA QUISPE, ELENA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CARMEN VARGAS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UCRE MONTALVO</text:span></text:p>
      <text:p text:style-name="P6"/>
      <text:p text:style-name="P6">Recojo: <text:span text:style-name="T3">NINA QUISPE, ELEN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17:07:23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